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008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010925246" text:style-name="Outline">
        <text:list-item>
          <text:h text:style-name="P1" text:outline-level="1">Key features</text:h>
          <text:list>
            <text:list-item>
              <text:h text:style-name="Heading_20_2" text:outline-level="2">General</text:h>
            </text:list-item>
          </text:list>
        </text:list-item>
      </text:list>
      <text:list xml:id="list2563491033" text:style-name="List_20_1">
        <text:list-item>
          <text:p text:style-name="List_20_1_20_Start">Modern and attractive UI/UX developed in <text:a xlink:type="simple" xlink:href="https://www.electronjs.org/" office:target-frame-name="_blank" xlink:show="new" text:style-name="Internet_20_link" text:visited-style-name="Visited_20_Internet_20_Link">Electron</text:a></text:p>
        </text:list-item>
        <text:list-item>
          <text:p text:style-name="List_20_1">Light / Dark theme</text:p>
        </text:list-item>
        <text:list-item>
          <text:p text:style-name="List_20_1">Multi-tab support <text:s/>for faster navigation</text:p>
        </text:list-item>
        <text:list-item>
          <text:p text:style-name="List_20_1_20_Cont.">Cross-platform run-time (Linux, Windows, macOS)</text:p>
        </text:list-item>
        <text:list-item>
          <text:p text:style-name="List_20_1_20_Cont.">Modular design based on plug-ins that can be added/removed depends of scope of the work</text:p>
        </text:list-item>
        <text:list-item>
          <text:p text:style-name="List_20_1_20_Cont.">Source/Version control integration (<text:a xlink:type="simple" xlink:href="https://github.com/" office:target-frame-name="_blank" xlink:show="new" text:style-name="Internet_20_link" text:visited-style-name="Visited_20_Internet_20_Link">GitHub</text:a> and <text:a xlink:type="simple" xlink:href="https://gitea.io/" office:target-frame-name="_blank" xlink:show="new" text:style-name="Internet_20_link" text:visited-style-name="Visited_20_Internet_20_Link">gitea.io</text:a>)</text:p>
        </text:list-item>
        <text:list-item>
          <text:p text:style-name="List_20_1_20_Cont."><text:span text:style-name="T2">Free and o</text:span>pen source</text:p>
        </text:list-item>
      </text:list>
      <text:list xml:id="list203722256529652" text:continue-list="list4010925246" text:style-name="Outline">
        <text:list-item>
          <text:list>
            <text:list-item>
              <text:h text:style-name="Heading_20_2" text:outline-level="2">EEZ Studio Project</text:h>
            </text:list-item>
          </text:list>
        </text:list-item>
      </text:list>
      <text:list xml:id="list203721979064505" text:continue-list="list2563491033" text:style-name="List_20_1">
        <text:list-item>
          <text:p text:style-name="List_20_1_20_Start">Modular visual development environment for rich embedded GUI (small display/limited resources) and desktop GUI</text:p>
        </text:list-item>
        <text:list-item>
          <text:p text:style-name="List_20_1"><text:span text:style-name="T1">EEZ Flow</text:span>, low-code flowchart programming for both rapid prototyping and creation of complex applications</text:p>
        </text:list-item>
        <text:list-item>
          <text:p text:style-name="List_20_1"><text:a xlink:type="simple" xlink:href="https://lvgl.io/" office:target-frame-name="_blank" xlink:show="new" text:style-name="Internet_20_link" text:visited-style-name="Visited_20_Internet_20_Link">LVGL</text:a> (Light and Versatile Graphics Library) support</text:p>
        </text:list-item>
        <text:list-item>
          <text:p text:style-name="List_20_1">Multi-language support</text:p>
        </text:list-item>
        <text:list-item>
          <text:p text:style-name="List_20_1">Support for unlimited number of Color Themes, Widget styles, user created Widgets and Actions</text:p>
        </text:list-item>
        <text:list-item>
          <text:p text:style-name="List_20_1">Adding new functionality using Project extensions</text:p>
        </text:list-item>
        <text:list-item>
          <text:p text:style-name="List_20_1_20_Cont.">Generate C++ code for embedded GUI functionality that can be directly included in <text:a xlink:type="simple" xlink:href="https://www.st.com/en/development-tools/stm32cubeide.html" office:target-frame-name="_blank" xlink:show="new" text:style-name="Internet_20_link" text:visited-style-name="Visited_20_Internet_20_Link">STM32CubeIDE</text:a> for EEZ BB3 and other STM32 target platforms or <text:a xlink:type="simple" xlink:href="https://www.arduino.cc/en/software" office:target-frame-name="_blank" xlink:show="new" text:style-name="Internet_20_link" text:visited-style-name="Visited_20_Internet_20_Link">Arduino IDE</text:a> for EEZ H24005 and other Arduino compatible target platforms </text:p>
        </text:list-item>
        <text:list-item>
          <text:p text:style-name="List_20_1_20_Cont."><text:span text:style-name="Emphasis">Instrument definition file</text:span> (IDF) builder with context sensitive SCPI commands help (based on Keysight’s <text:a xlink:type="simple" xlink:href="https://www.keysight.com/main/software.jspx?cc=US&amp;lc=eng&amp;ckey=2333687&amp;nid=-11143.0.00&amp;id=2333687" office:target-frame-name="_blank" xlink:show="new" text:style-name="Internet_20_link" text:visited-style-name="Visited_20_Internet_20_Link">Offline Command Expert command set</text:a> XML structure) suitable for EEZ Studio <text:span text:style-name="T1">Instrument</text:span> and <text:a xlink:type="simple" xlink:href="https://www.keysight.com/en/pd-2036130/command-expert" office:target-frame-name="_blank" xlink:show="new" text:style-name="Internet_20_link" text:visited-style-name="Visited_20_Internet_20_Link">Keysight Command Expert</text:a> </text:p>
        </text:list-item>
        <text:list-item>
          <text:p text:style-name="List_20_1_20_Cont.">SCPI command help generator based on bookmarked HTML generated directly from .odt file using <text:a xlink:type="simple" xlink:href="https://github.com/eez-open/WebPublish" office:target-frame-name="_blank" xlink:show="new" text:style-name="Internet_20_link" text:visited-style-name="Visited_20_Internet_20_Link">EEZ WebPublish</text:a> extension for OpenOffice/LibreOffice. </text:p>
        </text:list-item>
        <text:list-item>
          <text:p text:style-name="List_20_1_20_Cont.">Project templates (using giteo.io repositories) and comparison of projects</text:p>
        </text:list-item>
        <text:list-item>
          <text:p text:style-name="List_20_1_20_Cont.">Drag&amp;drop editor for creating instrument's desktop dashboard (for remote control and management)</text:p>
        </text:list-item>
      </text:list>
      <text:list xml:id="list203721121718254" text:continue-list="list203722256529652" text:style-name="Outline">
        <text:list-item>
          <text:list>
            <text:list-item>
              <text:h text:style-name="Heading_20_2" text:outline-level="2">EEZ Studio Instrument</text:h>
            </text:list-item>
          </text:list>
        </text:list-item>
      </text:list>
      <text:list xml:id="list203721315922023" text:continue-list="list203721979064505" text:style-name="List_20_1">
        <text:list-item>
          <text:p text:style-name="List_20_1_20_Start">Dynamic environment where multiple instruments can be configured and easily accessed</text:p>
        </text:list-item>
        <text:list-item>
          <text:p text:style-name="List_20_1_20_Cont.">Session oriented interaction with each SCPI instrument</text:p>
        </text:list-item>
        <text:list-item>
          <text:p text:style-name="List_20_1_20_Cont.">Serial (via USB), Ethernet and VISA (via free <text:a xlink:type="simple" xlink:href="https://www.rohde-schwarz.com/us/driver-pages/remote-control/3-visa-and-tools_231388.html" office:target-frame-name="_blank" xlink:show="new" text:style-name="Internet_20_link" text:visited-style-name="Visited_20_Internet_20_Link">R&amp;S®VISA</text:a>) T&amp;M instrument interfaces support</text:p>
        </text:list-item>
        <text:list-item>
          <text:p text:style-name="List_20_1_20_Cont.">Direct import of EEZ Studio generated IDFs and Keysight’s Offline Command Expert command sets</text:p>
        </text:list-item>
        <text:list-item>
          <text:p text:style-name="List_20_1_20_Cont.">IEXT (Instrument EXTension) catalog with growing number of supported instruments (Rigol, Siglent, Keysight, etc.)</text:p>
        </text:list-item>
        <text:list-item>
          <text:p text:style-name="List_20_1_20_Cont.">History of all activities with search/content filtering</text:p>
        </text:list-item>
        <text:list-item>
          <text:p text:style-name="List_20_1_20_Cont.">Quick navigation via calendar ("heatmap") or sessions list view</text:p>
        </text:list-item>
        <text:list-item>
          <text:p text:style-name="List_20_1_20_Cont.">Shortcuts (hotkeys and buttons) that can be user defined or come predefined from imported IDF. The shortcut can contain single or sequence of SCPI commands or Javascript code.</text:p>
        </text:list-item>
        <text:list-item>
          <text:p text:style-name="List_20_1_20_Cont.">Javascript code for task automation (e.g. logfile, or programming list upload/download, etc.) can be also assigned to the shortcut</text:p>
        </text:list-item>
        <text:list-item>
          <text:p text:style-name="List_20_1_20_Cont.">SCPI commands context sensitive help with search</text:p>
        </text:list-item>
        <text:list-item>
          <text:p text:style-name="List_20_1_20_Cont.">File upload (instrument to PC) with image preview (e.g. screenshots)</text:p>
        </text:list-item>
        <text:list-item>
          <text:p text:style-name="List_20_1_20_Cont.">File download (PC to instrument) automation for transferring instrument profiles</text:p>
        </text:list-item>
        <text:list-item>
          <text:p text:style-name="List_20_1_20_Cont.">Simple arbitrary waveform editor (envelope and table mode)</text:p>
        </text:list-item>
        <text:list-item>
          <text:p text:style-name="List_20_1_20_Cont.">Displaying measurement data as graphs</text:p>
        </text:list-item>
        <text:list-item>
          <text:p text:style-name="List_20_1_20_Cont.">FFT analysis, harmonics and simple math functions (Period, Frequency, Min, Max, Peak-to-Peak, Average)</text:p>
        </text:list-item>
        <text:list-item>
          <text:p text:style-name="List_20_1_20_End">Export graphs as .CSV file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Untitled1" style:family="paragraph" style:parent-style-name="circled_20_numbers">
      <style:text-properties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C%1%." style:num-prefix="C" style:num-suffix="." style:num-format="1" text:start-value="4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C4. Key features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8T18:09:38</meta:creation-date>
    <meta:editing-duration>P0D</meta:editing-duration>
    <meta:editing-cycles>1</meta:editing-cycles>
    <meta:generator>LibreOffice/7.3.7.2$Linux_X86_64 LibreOffice_project/e114eadc50a9ff8d8c8a0567d6da8f454beeb84f</meta:generator>
    <dc:title>C4. Key features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0" meta:image-count="0" meta:object-count="0" meta:page-count="2" meta:paragraph-count="43" meta:word-count="440" meta:character-count="2896" meta:non-whitespace-character-count="2532"/>
    <meta:user-defined meta:name="WebPublish_Post_Id">9274</meta:user-defined>
    <meta:user-defined meta:name="WebPublish_Post_PostType">post</meta:user-defined>
    <meta:user-defined meta:name="WebPublish_Post_PrimaryCategory">187</meta:user-defined>
    <meta:user-defined meta:name="WebPublish_Post_Profile">www.envox.eu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